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fo:font-weight="normal" style:font-weight-asian="normal" style:font-weight-complex="normal"/>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paragraph-properties fo:text-align="center" style:justify-single-word="false"/>
      <style:text-properties fo:language="en" fo:country="US" fo:font-weight="bold" style:font-weight-asian="bold" style:font-weight-complex="bold"/>
    </style:style>
    <style:style style:name="P4" style:family="paragraph" style:parent-style-name="Standard">
      <style:text-properties fo:language="en" fo:country="US" fo:font-weight="normal" style:font-weight-asian="normal" style:font-weight-complex="normal"/>
    </style:style>
    <style:style style:name="P5" style:family="paragraph" style:parent-style-name="Standard">
      <style:paragraph-properties fo:text-align="start" style:justify-single-word="false"/>
      <style:text-properties fo:language="en" fo:country="US" fo:font-weight="normal" style:font-weight-asian="normal" style:font-weight-complex="normal"/>
    </style:style>
    <style:style style:name="P6" style:family="paragraph" style:parent-style-name="Standard" style:list-style-name="L1">
      <style:text-properties fo:language="en" fo:country="US" fo:font-weight="normal" style:font-weight-asian="normal" style:font-weight-complex="normal"/>
    </style:style>
    <style:style style:name="P7" style:family="paragraph" style:parent-style-name="Standard" style:list-style-name="L2">
      <style:text-properties fo:language="en" fo:country="US" fo:font-weight="normal" style:font-weight-asian="normal" style:font-weight-complex="normal"/>
    </style:style>
    <style:style style:name="P8" style:family="paragraph" style:parent-style-name="Standard">
      <style:paragraph-properties fo:text-align="start" style:justify-single-word="false"/>
      <style:text-properties fo:language="en" fo:country="US" fo:font-weight="normal" style:font-weight-asian="normal" style:font-weight-complex="normal"/>
    </style:style>
    <style:style style:name="T1" style:family="text">
      <style:text-properties fo:language="ru" fo:country="RU"/>
    </style:style>
    <style:style style:name="T2" style:family="text">
      <style:text-properties fo:language="ru" fo:country="RU"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ummary</text:p>
      <text:p text:style-name="P3"/>
      <text:p text:style-name="P5"><text:tab/>The article is titled “The inspiration paradox: your best creative time is not when you think”. The author raises the problem of choosing the right time for a person's activities and believes that it can be useful for people in a creative profession to work in non-optimal times. The article can be divided into three logical parts: a description of daily rhythms, the advantages of working at our peak time of day, and the advantages of working at non-optimal time.</text:p>
      <text:p text:style-name="P5"/>
      <text:p text:style-name="P5"><text:tab/>The author begins his article by describing circadian rhythms. First, referring to recent work, he says that our outcomes depend on circadian rhythms. He goes on to say that circadian rhythms determine whether we are "morning type" or "evening" type. Finally, the author talks about the effects of these rhythms on our bodies, such as heart rate and body temperature. In this way, the author gives us an understanding of the need to know our circadian rhythms.</text:p>
      <text:p text:style-name="P5"/>
      <text:p text:style-name="P5"><text:tab/>In the next part of his article, the author talks about the benefits of working at our optimal time of day. To begin with, he argues that a lot of work has shown the necessity of working at this time of day with tasks that require close attention. Further, he cites his own study in which people tested at suboptimal times performed worse than people tested at their peak times of the day. Finally, the author draws a parallel between the time a person was tested and the number of errors. Thus, the author shows us that when working with attention-demanding tasks, it is necessary to work at peak times of the day for us.</text:p>
      <text:p text:style-name="P5"/>
      <text:p text:style-name="P5"><text:tab/>In the last part of his article, the author talks about the benefits of working in off-peak times. So, first, citing recent work, he argues that increased susceptibility to distractions can be useful for a certain class of problems. Next, he divides all problems into two classes: analytical problems, which require extreme attention and consistent solutions, and insight problems, which require instantaneous solutions and the search for alternatives. Just for the second class of problems, as the author finally argues, increased susceptibility to distractions can be useful, because by working at our peak hours we can discard the unnecessary detail leading to a solution. Thus, the author brings us to the realization of the paradox in the title of the article.</text:p>
      <text:p text:style-name="P5"/>
      <text:p text:style-name="P5"><text:tab/>The author concludes by stating that for those with attention-demanding tasks, it is necessary to work at peak times for them, and for those with a creative profession, it is necessary to be active at off-peak times for them so as not to miss an important det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0-21T21:53:12.52</meta:creation-date>
    <dc:date>2022-03-02T19:20:08.76</dc:date>
    <meta:editing-duration>PT3H11M59S</meta:editing-duration>
    <meta:editing-cycles>7</meta:editing-cycles>
    <meta:generator>OpenOffice/4.1.11$Win32 OpenOffice.org_project/4111m1$Build-9808</meta:generator>
    <meta:document-statistic meta:table-count="0" meta:image-count="0" meta:object-count="0" meta:page-count="1" meta:paragraph-count="6" meta:word-count="441" meta:character-count="2588"/>
  </office:meta>
</office:document-meta>
</file>